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width="0.102cm" draw:marker-start-width="0.965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Bitstream Vera Serif'" style:font-family-generic="roman" style:font-pitch="variable" fo:font-size="36pt"/>
    </style:style>
    <style:style style:name="P3" style:family="paragraph">
      <style:paragraph-properties fo:margin-left="0cm" fo:margin-right="0cm" fo:text-align="center" fo:text-indent="0cm"/>
      <style:text-properties fo:font-family="'Times New Roman'" style:font-family-generic="roman" style:font-pitch="variable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36pt"/>
    </style:style>
    <style:style style:name="P5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36pt"/>
    </style:style>
    <style:style style:name="T2" style:family="text">
      <style:text-properties fo:font-family="'Times New Roman'" style:font-family-generic="roman" style:font-pitch="variable" fo:font-size="24pt"/>
    </style:style>
    <style:style style:name="T3" style:family="text">
      <style:text-properties fo:font-family="'Times New Roman'" style:font-family-generic="roman" style:font-pitch="variable" fo:font-size="24pt" fo:font-style="italic"/>
    </style:style>
    <style:style style:name="T4" style:family="text">
      <style:text-properties fo:font-family="'Times New Roman'" style:font-family-generic="roman" style:font-pitch="variable" fo:font-size="24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16cm" svg:height="3.175cm" svg:x="2.18cm" svg:y="2.54cm">
          <text:p text:style-name="P1"><text:span text:style-name="T1">Capture</text:span></text:p>
          <text:p text:style-name="P1"><text:span text:style-name="T2">(</text:span><text:span text:style-name="T3">lindump, driverdump, endacedump, </text:span><text:span text:style-name="T4">tcpdump)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6.16cm" svg:height="3.17cm" svg:x="2.18cm" svg:y="11.396cm">
          <text:p text:style-name="P3"><text:span text:style-name="T1">Analysis/Simulation</text:span></text:p>
          <text:p text:style-name="P3"><text:span text:style-name="T2">(</text:span><text:span text:style-name="T3">ipdsanalysis, nfsdsanalysis, </text:span><text:span text:style-name="T4">scripts, program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762cm" svg:height="3.14cm" svg:x="4.879cm" svg:y="6.981cm">
          <text:p text:style-name="P1"><text:span text:style-name="T1">Conversion</text:span></text:p>
          <text:p text:style-name="P1"><text:span text:style-name="T4">(</text:span><text:span text:style-name="T3">nettrace2ds, </text:span><text:span text:style-name="T4">tcpdump, tshark)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2.032cm" svg:height="3.175cm" svg:x="4.244cm" svg:y="15.834cm">
          <text:p text:style-name="P3"><text:span text:style-name="T1">Graphing/Reporting</text:span></text:p>
          <text:p text:style-name="P3"><text:span text:style-name="T4">(</text:span><text:span text:style-name="T3">mercury-plot, </text:span><text:span text:style-name="T4">gnuplot, matlab, R)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0.26cm" svg:y1="5.715cm" svg:x2="10.26cm" svg:y2="6.985cm">
          <text:p/>
        </draw:line>
        <draw:line draw:style-name="gr2" draw:text-style-name="P5" draw:layer="layout" svg:x1="10.26cm" svg:y1="10.139cm" svg:x2="10.26cm" svg:y2="11.409cm">
          <text:p/>
        </draw:line>
        <draw:line draw:style-name="gr2" draw:text-style-name="P5" draw:layer="layout" svg:x1="10.26cm" svg:y1="14.563cm" svg:x2="10.26cm" svg:y2="15.8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9-01-12T16:19:56</meta:creation-date>
    <dc:date>2009-01-12T19:23:05</dc:date>
    <meta:print-date>2009-01-12T16:31:31</meta:print-date>
    <dc:language>en-US</dc:language>
    <meta:editing-cycles>3</meta:editing-cycles>
    <meta:editing-duration>PT2H41M32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